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6a9f" officeooo:paragraph-rsid="00126a9f"/>
    </style:style>
    <style:style style:name="P2" style:family="paragraph" style:parent-style-name="Standard">
      <style:text-properties officeooo:rsid="00139d3e" officeooo:paragraph-rsid="00139d3e"/>
    </style:style>
    <style:style style:name="P3" style:family="paragraph" style:parent-style-name="Standard">
      <style:text-properties officeooo:rsid="0013dfb0" officeooo:paragraph-rsid="0013dfb0"/>
    </style:style>
    <style:style style:name="T1" style:family="text">
      <style:text-properties officeooo:rsid="00139d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Standard"><text:s text:c="4"/>// creeati un proiect js. cu numele While_statement</text:p>
      <text:p text:style-name="Standard"><text:s text:c="4"/>// sa se construiasca un tablou de numere citind de la utilizator valorile tabloului</text:p>
      <text:p text:style-name="Standard"><text:s text:c="4"/>// (landing page care sa contina numere), cat timp sau pana cand utilizatorul introduce sirul #STOP</text:p>
      <text:p text:style-name="P1">la fiecare tastare de caracter, sa printeze si in conso<text:span text:style-name="T1">la </text:span></text:p>
      <text:p text:style-name="P3">pt #STOP se creeaza o conditi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1" meta:paragraph-count="5" meta:word-count="54" meta:character-count="335" meta:non-whitespace-character-count="272"/>
  </office:meta>
</office:document-meta>
</file>